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language="ru" fo:country="RU"/>
    </style:style>
    <style:style style:name="P11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Text_20_body">
      <style:paragraph-properties fo:margin-left="0cm" fo:margin-right="0cm" fo:text-indent="1.245cm" style:auto-text-indent="false"/>
    </style:style>
    <style:style style:name="P13" style:family="paragraph" style:parent-style-name="Text_20_body">
      <style:paragraph-properties fo:margin-top="0cm" fo:margin-bottom="0cm" fo:line-height="200%" fo:text-align="justify" style:justify-single-word="false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0.944cm" style:auto-text-indent="false" style:text-autospace="none" style:vertical-align="auto"/>
      <style:text-properties fo:hyphenate="false" fo:hyphenation-remain-char-count="0" fo:hyphenation-push-char-count="0"/>
    </style:style>
    <style:style style:name="P15" style:family="paragraph" style:parent-style-name="Основной_20_текст_20_2" style:master-page-name="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0.944cm" style:auto-text-indent="false" style:page-number="auto" style:text-autospace="none" style:vertical-align="auto"/>
      <style:text-properties fo:hyphenate="false" fo:hyphenation-remain-char-count="0" fo:hyphenation-push-char-count="0"/>
    </style:style>
    <style:style style:name="P16" style:family="paragraph" style:parent-style-name="Основной_20_текст_20_2" style:master-page-name="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0.967cm" style:auto-text-indent="false" style:page-number="auto" style:text-autospace="none" style:vertical-align="auto"/>
      <style:text-properties fo:hyphenate="false" fo:hyphenation-remain-char-count="0" fo:hyphenation-push-char-count="0"/>
    </style:style>
    <style:style style:name="P17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8" style:family="paragraph" style:parent-style-name="Text_20_body">
      <style:text-properties style:font-name="Consolas" fo:font-size="10pt" fo:language="ru" fo:country="RU" style:font-size-asian="10pt" style:font-size-complex="10pt"/>
    </style:style>
    <style:style style:name="P19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Text_20_body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6pt" fo:language="ru" fo:country="RU" fo:font-weight="bold" style:font-size-asian="16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weight="bold" style:font-size-asian="14pt" style:font-weight-asian="bold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weight-complex="bold"/>
    </style:style>
    <style:style style:name="T11" style:family="text">
      <style:text-properties fo:font-size="14pt" fo:language="en" fo:country="US" style:font-size-asian="14pt"/>
    </style:style>
    <style:style style:name="T12" style:family="text">
      <style:text-properties fo:color="#000000" style:font-name="Times New Roman" fo:font-size="14pt" fo:language="en" fo:country="US" fo:font-weight="normal" style:letter-kerning="false" style:font-size-asian="14pt" style:font-weight-asian="normal" style:font-name-complex="Myriad Pro" style:font-size-complex="14pt" style:font-weight-complex="normal"/>
    </style:style>
    <style:style style:name="T1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 </text:span></text:span><text:span text:style-name="Основной_20_шрифт_20_абзаца"><text:span text:style-name="T3">4</text:span></text:span></text:p>
      <text:p text:style-name="P2"/>
      <text:p text:style-name="P2"><text:span text:style-name="Основной_20_шрифт_20_абзаца"><text:span text:style-name="T4">по дисциплине «</text:span></text:span><text:span text:style-name="Основной_20_шрифт_20_абзаца"><text:span text:style-name="T5">Язык и технология программирования </text:span></text:span><text:span text:style-name="Основной_20_шрифт_20_абзаца"><text:span text:style-name="T11">(</text:span></text:span><text:span text:style-name="Основной_20_шрифт_20_абзаца"><text:span text:style-name="T5">ч. </text:span></text:span><text:span text:style-name="Основной_20_шрифт_20_абзаца"><text:span text:style-name="T11">II)</text:span></text:span><text:span text:style-name="Основной_20_шрифт_20_абзаца"><text:span text:style-name="T4">»</text:span></text:span></text:p>
      <text:p text:style-name="P2"/>
      <text:p text:style-name="P2"/>
      <text:p text:style-name="P2"><text:span text:style-name="Основной_20_шрифт_20_абзаца"><text:span text:style-name="T9">Тема: </text:span></text:span><text:span text:style-name="Основной_20_шрифт_20_абзаца"><text:span text:style-name="T6">Работа со строками. Использование коллекций</text:span></text:span><text:span text:style-name="Основной_20_шрифт_20_абзаца"><text:span text:style-name="T8">.</text:span></text:span></text:p>
      <text:p text:style-name="P8"/>
      <text:p text:style-name="P8"/>
      <text:p text:style-name="P8"/>
      <text:p text:style-name="P8"><text:span text:style-name="Основной_20_шрифт_20_абзаца"><text:span text:style-name="T4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4">:<text:tab/><text:tab/><text:tab/><text:tab/></text:span></text:span><text:span text:style-name="Основной_20_шрифт_20_абзаца"><text:span text:style-name="T5">Э. Ю. Азымов</text:span></text:span></text:p>
      <text:p text:style-name="P8"><text:span text:style-name="Основной_20_шрифт_20_абзаца"><text:span text:style-name="T4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4">И. Тимошенко,</text:span></text:span></text:p>
      <text:p text:style-name="P8"><text:span text:style-name="Основной_20_шрифт_20_абзаца"><text:span text:style-name="T4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4">т.</text:span></text:span><text:span text:style-name="Основной_20_шрифт_20_абзаца"><text:span text:style-name="T5"> </text:span></text:span><text:span text:style-name="Основной_20_шрифт_20_абзаца"><text:span text:style-name="T4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4">Екатеринбург 20</text:span></text:span><text:span text:style-name="Основной_20_шрифт_20_абзаца"><text:span text:style-name="T5">17</text:span></text:span></text:p>
      <text:p text:style-name="P5"><text:soft-page-break/>СОДЕРЖАНИЕ</text:p>
      <text:p text:style-name="P2"/>
      <text:p text:style-name="P13"><text:span text:style-name="Основной_20_шрифт_20_абзаца"><text:span text:style-name="T7">1 </text:span></text:span><text:span text:style-name="Основной_20_шрифт_20_абзаца"><text:span text:style-name="T10">Постановка задачи</text:span></text:span></text:p>
      <text:p text:style-name="P16"><text:span text:style-name="Основной_20_шрифт_20_абзаца"><text:span text:style-name="T12">Используя пример разбиения строки на слова, взятый из лекции № 13 (с. 20), составить программу, которая работает с текстовым файлом. В файле записаны строки о товаре: наименование, артикул, количество, цена. Позиции разделены знаком табуляции или точкой с запятой. Необходимо выбрать и распечатать информацию по запрашиваемому наименованию товара и вывести наименование, артикул и цену (позиция “количество” пропускается).</text:span></text:span></text:p>
      <text:p text:style-name="P15"><text:span text:style-name="Основной_20_шрифт_20_абзаца"><text:span text:style-name="T12">Доработать программу-пример, иллюстрирующий применение стека для проверки парности символов из лекции № 13 (с. 26). <text:s/>Если закрывающих скобок окажется больше — возникнет исключение. Как этот недостаток устранить?</text:span></text:span></text:p>
      <text:p text:style-name="P14"><text:span text:style-name="Основной_20_шрифт_20_абзаца"><text:span text:style-name="T12">Создать программу сортировки информации в текстовом файле (на примере файла “basa.txt”), используя коллекции и их методы сортировки.</text:span></text:span></text:p>
      <text:p text:style-name="P10"/>
      <text:p text:style-name="P6">2 Анализ поставленной задачи</text:p>
      <text:p text:style-name="P12"><text:span text:style-name="Основной_20_шрифт_20_абзаца"><text:span text:style-name="T5">Для выполнения задания надо изучить работу со строками, коллекциями и чтением файла в языке </text:span></text:span><text:span text:style-name="Основной_20_шрифт_20_абзаца"><text:span text:style-name="T11">java.</text:span></text:span></text:p>
      <text:p text:style-name="Text_20_body"/>
      <text:p text:style-name="P6">3 Описание исходных текстов программы</text:p>
      <text:p text:style-name="P19">Класс <text:span text:style-name="T13">Main.java:</text:span></text:p>
      <text:p text:style-name="P18"><text:span text:style-name="T13">public class Main {</text:span></text:p>
      <text:p text:style-name="P18"><text:span text:style-name="T13"><text:s text:c="4"/>public <text:s/>static void main(String[] args) throws IOException {</text:span></text:p>
      <text:p text:style-name="P18"><text:span text:style-name="T13"><text:s text:c="8"/>Nomenclature nomenclature = new Nomenclature();</text:span></text:p>
      <text:p text:style-name="P18"><text:span text:style-name="T13"><text:s text:c="8"/></text:span></text:p>
      <text:p text:style-name="P18"><text:span text:style-name="T13"><text:s text:c="8"/>try {</text:span></text:p>
      <text:p text:style-name="P18"><text:span text:style-name="T13"><text:s text:c="12"/>nomenclature.loadFromFile("nomenclature.txt");</text:span></text:p>
      <text:p text:style-name="P18"><text:span text:style-name="T13"><text:s text:c="12"/>nomenclature.sortFile("nomenclature.txt");</text:span></text:p>
      <text:p text:style-name="P18"><text:span text:style-name="T13"><text:s text:c="8"/>} catch (IOException ex) {</text:span></text:p>
      <text:p text:style-name="P18"><text:span text:style-name="T13"><text:s text:c="12"/>throw new IOException(ex);</text:span></text:p>
      <text:p text:style-name="P18"><text:span text:style-name="T13"><text:s text:c="8"/>}</text:span></text:p>
      <text:p text:style-name="P18"><text:span text:style-name="T13"><text:s text:c="8"/></text:span></text:p>
      <text:p text:style-name="P18"><text:span text:style-name="T13"><text:s text:c="8"/>try {</text:span></text:p>
      <text:p text:style-name="P18"><text:span text:style-name="T13"><text:s text:c="12"/>/* Scanner reader = new Scanner(System.in);</text:span></text:p>
      <text:p text:style-name="P18"><text:span text:style-name="T13"><text:s text:c="12"/>System.out.println("Enter a product name:");</text:span></text:p>
      <text:p text:style-name="P18"><text:span text:style-name="T13"><text:s text:c="12"/>String userInput = reader.nextLine(); */</text:span></text:p>
      <text:p text:style-name="P18"><text:span text:style-name="T13"><text:s text:c="12"/>Product product = nomenclature.getProductByName("Монитор");</text:span></text:p>
      <text:p text:style-name="P18"><text:span text:style-name="T13"><text:s text:c="12"/></text:span></text:p>
      <text:p text:style-name="P18"><text:soft-page-break/><text:span text:style-name="T13"><text:s text:c="12"/>System.out.println(</text:span></text:p>
      <text:p text:style-name="P18"><text:span text:style-name="T13"><text:s text:c="16"/>"Product: " + product.name +</text:span></text:p>
      <text:p text:style-name="P18"><text:span text:style-name="T13"><text:s text:c="16"/>"\nPrice: " + product.price +</text:span></text:p>
      <text:p text:style-name="P18"><text:span text:style-name="T13"><text:s text:c="16"/>"\nVendor code: " + product.vendorCode</text:span></text:p>
      <text:p text:style-name="P18"><text:span text:style-name="T13"><text:s text:c="12"/>);</text:span></text:p>
      <text:p text:style-name="P18"><text:span text:style-name="T13"><text:s text:c="8"/>} catch (Exception ex) {</text:span></text:p>
      <text:p text:style-name="P18"><text:span text:style-name="T13"><text:s text:c="12"/>System.out.println(ex);</text:span></text:p>
      <text:p text:style-name="P18"><text:span text:style-name="T13"><text:s text:c="8"/>}</text:span></text:p>
      <text:p text:style-name="P18"><text:span text:style-name="T13"><text:s text:c="4"/>}</text:span></text:p>
      <text:p text:style-name="P18"><text:span text:style-name="T13">}</text:span></text:p>
      <text:p text:style-name="P19">Класс <text:span text:style-name="T13">Nomenclature.java:</text:span></text:p>
      <text:p text:style-name="P18"><text:span text:style-name="T13">public class Nomenclature {</text:span></text:p>
      <text:p text:style-name="P18"><text:span text:style-name="T13"><text:s text:c="4"/>public List&lt;Product&gt; productsList = new ArrayList&lt;&gt;();</text:span></text:p>
      <text:p text:style-name="P18"><text:span text:style-name="T13"><text:s text:c="4"/></text:span></text:p>
      <text:p text:style-name="P18"><text:span text:style-name="T13"><text:s text:c="4"/>public void loadFromFile(String path) throws IOException {</text:span></text:p>
      <text:p text:style-name="P18"><text:span text:style-name="T13"><text:s text:c="8"/>this.productsList = this.getProductListFromFile(path);</text:span></text:p>
      <text:p text:style-name="P18"><text:span text:style-name="T13"><text:s text:c="4"/>}</text:span></text:p>
      <text:p text:style-name="P18"><text:span text:style-name="T13"><text:s text:c="4"/></text:span></text:p>
      <text:p text:style-name="P18"><text:span text:style-name="T13"><text:s text:c="4"/>private List&lt;Product&gt; getProductListFromFile(String path) throws IOException {</text:span></text:p>
      <text:p text:style-name="P18"><text:span text:style-name="T13"><text:s text:c="8"/>List&lt;Product&gt; products = new ArrayList&lt;&gt;();</text:span></text:p>
      <text:p text:style-name="P18"><text:span text:style-name="T13"><text:s text:c="8"/></text:span></text:p>
      <text:p text:style-name="P18"><text:span text:style-name="T13"><text:s text:c="8"/>try {</text:span></text:p>
      <text:p text:style-name="P18"><text:span text:style-name="T13"><text:s text:c="12"/>FileReader fileReader = new FileReader(path);</text:span></text:p>
      <text:p text:style-name="P18"><text:span text:style-name="T13"><text:s text:c="12"/>Scanner scanner = new Scanner(fileReader);</text:span></text:p>
      <text:p text:style-name="P18"><text:span text:style-name="T13"><text:s text:c="12"/>String curStr;</text:span></text:p>
      <text:p text:style-name="P18"><text:span text:style-name="T13"><text:s text:c="12"/>String[] strParts;</text:span></text:p>
      <text:p text:style-name="P18"><text:span text:style-name="T13"><text:s text:c="12"/></text:span></text:p>
      <text:p text:style-name="P18"><text:span text:style-name="T13"><text:s text:c="12"/>while (scanner.hasNextLine()) {</text:span></text:p>
      <text:p text:style-name="P18"><text:span text:style-name="T13"><text:s text:c="16"/>curStr = scanner.nextLine();</text:span></text:p>
      <text:p text:style-name="P18"><text:span text:style-name="T13"><text:s text:c="16"/>strParts = curStr.split("\t");</text:span></text:p>
      <text:p text:style-name="P18"><text:span text:style-name="T13"><text:s text:c="16"/></text:span></text:p>
      <text:p text:style-name="P18"><text:span text:style-name="T13"><text:s text:c="16"/>String name = strParts[0];</text:span></text:p>
      <text:p text:style-name="P18"><text:span text:style-name="T13"><text:s text:c="16"/>String vendorCode = strParts[1];</text:span></text:p>
      <text:p text:style-name="P18"><text:span text:style-name="T13"><text:s text:c="16"/>int count = Integer.parseInt(strParts[2]);</text:span></text:p>
      <text:p text:style-name="P18"><text:span text:style-name="T13"><text:s text:c="16"/>int price = Integer.parseInt(strParts[3]);</text:span></text:p>
      <text:p text:style-name="P18"><text:span text:style-name="T13"><text:s text:c="16"/></text:span></text:p>
      <text:p text:style-name="P18"><text:span text:style-name="T13"><text:s text:c="16"/>Product newProduct = new Product(name, vendorCode, count, price);</text:span></text:p>
      <text:p text:style-name="P18"><text:span text:style-name="T13"><text:s text:c="16"/>products.add(newProduct);</text:span></text:p>
      <text:p text:style-name="P18"><text:span text:style-name="T13"><text:s text:c="12"/>}</text:span></text:p>
      <text:p text:style-name="P18"><text:span text:style-name="T13"><text:s text:c="8"/></text:span></text:p>
      <text:p text:style-name="P18"><text:span text:style-name="T13"><text:s text:c="12"/>return products;</text:span></text:p>
      <text:p text:style-name="P18"><text:span text:style-name="T13"><text:s text:c="8"/>} catch (IOException ex) {</text:span></text:p>
      <text:p text:style-name="P18"><text:soft-page-break/><text:span text:style-name="T13"><text:s text:c="12"/>throw new IOException(ex);</text:span></text:p>
      <text:p text:style-name="P18"><text:span text:style-name="T13"><text:s text:c="8"/>}</text:span></text:p>
      <text:p text:style-name="P18"><text:span text:style-name="T13"><text:s text:c="4"/>}</text:span></text:p>
      <text:p text:style-name="P18"><text:span text:style-name="T13"><text:s text:c="4"/></text:span></text:p>
      <text:p text:style-name="P18"><text:span text:style-name="T13"><text:s text:c="4"/>public Product getProductByName(String name) throws Exception {</text:span></text:p>
      <text:p text:style-name="P18"><text:span text:style-name="T13"><text:s text:c="8"/>for (Product product: productsList) {</text:span></text:p>
      <text:p text:style-name="P18"><text:span text:style-name="T13"><text:s text:c="12"/>if (product.name.equals(name)) return product;</text:span></text:p>
      <text:p text:style-name="P18"><text:span text:style-name="T13"><text:s text:c="8"/>}</text:span></text:p>
      <text:p text:style-name="P18"><text:span text:style-name="T13"><text:s text:c="8"/></text:span></text:p>
      <text:p text:style-name="P18"><text:span text:style-name="T13"><text:s text:c="8"/>throw new Exception("Product not found");</text:span></text:p>
      <text:p text:style-name="P18"><text:span text:style-name="T13"><text:s text:c="4"/>}</text:span></text:p>
      <text:p text:style-name="P18"><text:span text:style-name="T13"><text:s text:c="4"/></text:span></text:p>
      <text:p text:style-name="P18"><text:span text:style-name="T13"><text:s text:c="4"/>public void sortFile(String path) throws IOException {</text:span></text:p>
      <text:p text:style-name="P18"><text:span text:style-name="T13"><text:s text:c="8"/>List&lt;Product&gt; products = this.getProductListFromFile(path);</text:span></text:p>
      <text:p text:style-name="P18"><text:span text:style-name="T13"/></text:p>
      <text:p text:style-name="P18"><text:span text:style-name="T13"><text:s text:c="8"/>try (PrintWriter fileWriter = new PrintWriter(path + ".sorted.txt", "UTF-8")) {</text:span></text:p>
      <text:p text:style-name="P18"><text:span text:style-name="T13"><text:s text:c="12"/>Collections.sort(</text:span></text:p>
      <text:p text:style-name="P18"><text:span text:style-name="T13"><text:s text:c="16"/>products,</text:span></text:p>
      <text:p text:style-name="P18"><text:span text:style-name="T13"><text:s text:c="16"/>(left, right) -&gt; left.name.compareTo(right.name)</text:span></text:p>
      <text:p text:style-name="P18"><text:span text:style-name="T13"><text:s text:c="12"/>);</text:span></text:p>
      <text:p text:style-name="P18"><text:span text:style-name="T13"/></text:p>
      <text:p text:style-name="P18"><text:span text:style-name="T13"><text:s text:c="12"/>for (Product product: products) {</text:span></text:p>
      <text:p text:style-name="P18"><text:span text:style-name="T13"><text:s text:c="16"/>String nextLine = </text:span></text:p>
      <text:p text:style-name="P18"><text:span text:style-name="T13"><text:s text:c="20"/>product.name + "\t" +</text:span></text:p>
      <text:p text:style-name="P18"><text:span text:style-name="T13"><text:s text:c="20"/>product.vendorCode + "\t" +</text:span></text:p>
      <text:p text:style-name="P18"><text:span text:style-name="T13"><text:s text:c="20"/>product.count + "\t" +</text:span></text:p>
      <text:p text:style-name="P18"><text:span text:style-name="T13"><text:s text:c="20"/>product.price;</text:span></text:p>
      <text:p text:style-name="P18"><text:span text:style-name="T13"><text:s text:c="16"/>fileWriter.println(nextLine);</text:span></text:p>
      <text:p text:style-name="P18"><text:span text:style-name="T13"><text:s text:c="12"/>}</text:span></text:p>
      <text:p text:style-name="P18"><text:span text:style-name="T13"/></text:p>
      <text:p text:style-name="P18"><text:span text:style-name="T13"><text:s text:c="12"/>fileWriter.close();</text:span></text:p>
      <text:p text:style-name="P18"><text:span text:style-name="T13"><text:s text:c="8"/>}</text:span></text:p>
      <text:p text:style-name="P18"><text:span text:style-name="T13"><text:s text:c="4"/>}</text:span></text:p>
      <text:p text:style-name="P18"><text:span text:style-name="T13">}</text:span></text:p>
      <text:p text:style-name="P18"><text:span text:style-name="T13"/></text:p>
      <text:p text:style-name="P19">Класс <text:span text:style-name="T13">Product.java:</text:span></text:p>
      <text:p text:style-name="P18"><text:span text:style-name="T13">public class Product {</text:span></text:p>
      <text:p text:style-name="P18"><text:span text:style-name="T13"><text:s text:c="4"/>String name;</text:span></text:p>
      <text:p text:style-name="P18"><text:span text:style-name="T13"><text:s text:c="4"/>String vendorCode;</text:span></text:p>
      <text:p text:style-name="P18"><text:span text:style-name="T13"><text:s text:c="4"/>int count;</text:span></text:p>
      <text:p text:style-name="P18"><text:span text:style-name="T13"><text:s text:c="4"/>int price;</text:span></text:p>
      <text:p text:style-name="P18"><text:span text:style-name="T13"><text:s text:c="4"/></text:span></text:p>
      <text:p text:style-name="P18"><text:soft-page-break/><text:span text:style-name="T13"><text:s text:c="4"/>Product(String name, String vendorCode, int count, int price) {</text:span></text:p>
      <text:p text:style-name="P18"><text:span text:style-name="T13"><text:s text:c="8"/>this.name = name;</text:span></text:p>
      <text:p text:style-name="P18"><text:span text:style-name="T13"><text:s text:c="8"/>this.vendorCode = vendorCode;</text:span></text:p>
      <text:p text:style-name="P18"><text:span text:style-name="T13"><text:s text:c="8"/>this.count = count;</text:span></text:p>
      <text:p text:style-name="P18"><text:span text:style-name="T13"><text:s text:c="8"/>this.price = price;</text:span></text:p>
      <text:p text:style-name="P18"><text:span text:style-name="T13"><text:s text:c="4"/>}</text:span></text:p>
      <text:p text:style-name="P18"><text:span text:style-name="T13">}</text:span></text:p>
      <text:p text:style-name="P19">Класс <text:span text:style-name="T13">StackTest.java:</text:span></text:p>
      <text:p text:style-name="P18"><text:span text:style-name="T13">public class StackTest { </text:span></text:p>
      <text:p text:style-name="P18"><text:span text:style-name="T13"><text:s text:c="2"/>static boolean checkParity(String expression, String open, String close){ <text:s/></text:span></text:p>
      <text:p text:style-name="P18"><text:span text:style-name="T13"><text:s text:c="4"/>Stack&lt;String&gt; stack = new Stack&lt;&gt;(); <text:s/></text:span></text:p>
      <text:p text:style-name="P18"><text:span text:style-name="T13"><text:s text:c="4"/>StringTokenizer st = new StringTokenizer(expression," \t\n\r+*/-(){}", true);</text:span></text:p>
      <text:p text:style-name="P18"><text:span text:style-name="T13"><text:s text:c="4"/></text:span></text:p>
      <text:p text:style-name="P18"><text:span text:style-name="T13"><text:s text:c="4"/>while (st.hasMoreTokens()) { </text:span></text:p>
      <text:p text:style-name="P18"><text:span text:style-name="T13"><text:s text:c="7"/><text:tab/>String tmp = st.nextToken();</text:span></text:p>
      <text:p text:style-name="P18"><text:span text:style-name="T13"/></text:p>
      <text:p text:style-name="P18"><text:span text:style-name="T13"><text:s text:c="3"/><text:tab/>if (tmp.equals(open)) stack.push(open);</text:span></text:p>
      <text:p text:style-name="P18"><text:span text:style-name="T13"><text:tab/>if (tmp.equals(close)) {</text:span></text:p>
      <text:p text:style-name="P18"><text:span text:style-name="T13"><text:s text:c="12"/>if (stack.isEmpty()) return false;</text:span></text:p>
      <text:p text:style-name="P18"><text:span text:style-name="T13"><text:s text:c="12"/></text:span></text:p>
      <text:p text:style-name="P18"><text:span text:style-name="T13"><text:s text:c="12"/>stack.pop();</text:span></text:p>
      <text:p text:style-name="P18"><text:span text:style-name="T13"><text:s text:c="8"/>}</text:span></text:p>
      <text:p text:style-name="P18"><text:span text:style-name="T13"><text:s text:c="4"/>}</text:span></text:p>
      <text:p text:style-name="P18"><text:span text:style-name="T13"><text:s text:c="4"/></text:span></text:p>
      <text:p text:style-name="P18"><text:span text:style-name="T13"><text:s text:c="4"/>return stack.isEmpty(); <text:s/></text:span></text:p>
      <text:p text:style-name="P18"><text:span text:style-name="T13"><text:s text:c="2"/>} </text:span></text:p>
      <text:p text:style-name="P18"><text:span text:style-name="T13"><text:s text:c="2"/>public static void main(String[] args){ <text:s/></text:span></text:p>
      <text:p text:style-name="P18"><text:span text:style-name="T13"><text:s text:c="4"/>System.out.println( </text:span></text:p>
      <text:p text:style-name="P18"><text:span text:style-name="T13"><text:s text:c="6"/>checkParity("a - (b - (c - a) / (b + c) - 2))", "(", ")")); <text:s/></text:span></text:p>
      <text:p text:style-name="P18"><text:span text:style-name="T13"><text:s text:c="2"/>} <text:s/></text:span></text:p>
      <text:p text:style-name="P18"><text:span text:style-name="T13">}</text:span></text:p>
      <text:p text:style-name="P9"/>
      <text:p text:style-name="P7">Заключение</text:p>
      <text:p text:style-name="P11"><text:span text:style-name="Основной_20_шрифт_20_абзаца"><text:span text:style-name="T5">В ходе выполнения лабораторной работы были получены знания по парсингу строк с применением языка </text:span></text:span><text:span text:style-name="Основной_20_шрифт_20_абзаца"><text:span text:style-name="T11">java, </text:span></text:span><text:span text:style-name="Основной_20_шрифт_20_абзаца"><text:span text:style-name="T5">а так же знания по работе с коллекциями и чтением файлов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Pa22" style:family="paragraph" style:parent-style-name="Standard" style:next-style-name="Standard">
      <style:paragraph-properties style:line-height-at-least="0.496cm" fo:text-align="start" style:justify-single-word="false" fo:orphans="2" fo:widows="2"/>
      <style:text-properties style:font-name="Myriad Pro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2-24T12:48:30.02</dc:date>
    <meta:editing-cycles>41</meta:editing-cycles>
    <meta:editing-duration>PT2H48S</meta:editing-duration>
    <dc:creator>  </dc:creator>
    <meta:document-statistic meta:table-count="0" meta:image-count="0" meta:object-count="0" meta:page-count="5" meta:paragraph-count="150" meta:word-count="577" meta:character-count="556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